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TemplateParserVariableResolver.setExpression( String express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ringTemplateParserVariableResolver.setStringTemplateParser( StringTemplateParser stringTemplatePar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TemplateParserVariableResolver.getStringTemplate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TemplateParserVariableResolver.getObject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TemplateParserVariableResolver.resolve( InvokeContext context , Map objectMod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ringTemplateParserVariableResolver.StringTemplateParserVariabl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TemplateParserVariableResolver.setObjectModel( ObjectModel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